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7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8" style:family="paragraph" style:parent-style-name="Standard" style:list-style-name="L1">
      <style:text-properties fo:font-style="italic" style:font-style-asian="italic" style:font-style-complex="italic"/>
    </style:style>
    <style:style style:name="P9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Random mysql-data generator</text:p>
      <text:p text:style-name="Standard"/>
      <text:p text:style-name="Standard">Creates insert-statements with random content (either string or integer) and writes them into a file.</text:p>
      <text:p text:style-name="Standard"/>
      <text:p text:style-name="Standard">Usage:</text:p>
      <text:p text:style-name="Standard">./random-mysql-generator &lt;tablename&gt; &lt;attr1&gt; &lt;type1&gt; [&lt;size1&gt;] [&lt;attr2&gt; &lt;type2&gt; [&lt;size2&gt;]...] &lt;number_of_entries&gt;</text:p>
      <text:p text:style-name="Standard"/>
      <text:p text:style-name="Standard">where type={integer, string}<text:tab/><text:tab/>(i/s)</text:p>
      <text:p text:style-name="Standard">size needed if string (don't differentiate between char/varchar → fill up both)</text:p>
      <text:p text:style-name="Standard">→ Outputfile = „insert_<text:span text:style-name="T1">tablename_nrOfEntries</text:span><text:span text:style-name="T2">“</text:span></text:p>
      <text:p text:style-name="Standard"/>
      <text:p text:style-name="Standard"/>
      <text:p text:style-name="P1">functions needed:</text:p>
      <text:p text:style-name="Standard">prepareArguments(int argc, char **varargs) <text:s text:c="4"/>→<text:tab/>returns Statement* if successful (and prints <text:tab/><text:tab/><text:tab/><text:tab/><text:tab/><text:tab/><text:tab/><text:tab/>output message), calls constructor</text:p>
      <text:p text:style-name="Standard">usage(char * errormsg) → void</text:p>
      <text:p text:style-name="Standard">createFilename(char * tablename, char * nrOfEntries) → returns char *</text:p>
      <text:p text:style-name="Standard"/>
      <text:p text:style-name="P1">Classes:</text:p>
      <text:p text:style-name="P7"/>
      <text:p text:style-name="P6">Statement</text:p>
      <text:p text:style-name="Standard">- table_name: char *</text:p>
      <text:p text:style-name="Standard">- attributes: vector&lt;char*&gt;<text:tab/><text:tab/><text:tab/>//array of attribute names</text:p>
      <text:p text:style-name="Standard">- lengths: vector&lt;int&gt;<text:tab/><text:tab/><text:tab/><text:tab/>//array of the lengths of the strings</text:p>
      <text:p text:style-name="P6">- types: vector&lt;char*&gt;<text:tab/><text:tab/><text:tab/>//array containing the types of the attributes</text:p>
      <text:p text:style-name="Standard">Statement(char *tablename, vector&lt;char*&gt; attributes, vector&lt;char*&gt; types, vector&lt;int&gt; lengths)</text:p>
      <text:p text:style-name="Standard"><text:tab/><text:tab/><text:tab/><text:tab/><text:tab/><text:tab/><text:tab/>//constructor - sets both array sizes</text:p>
      <text:p text:style-name="Standard">- int getRandomInt(int max)</text:p>
      <text:p text:style-name="Standard">- char * getRandomString(int length)</text:p>
      <text:p text:style-name="Standard">- char * getAsString()<text:tab/><text:tab/><text:tab/><text:tab/>//returns the statement in the end</text:p>
      <text:p text:style-name="P7">+ bool createFile(char * filename, int count)<text:tab/><text:tab/>//returns true if successful (and prints output <text:tab/><text:tab/><text:tab/><text:tab/><text:tab/><text:tab/><text:tab/> <text:s/>message)</text:p>
      <text:p text:style-name="Standard"/>
      <text:p text:style-name="Standard">main(int argc, char **argv) {</text:p>
      <text:p text:style-name="Standard"><text:tab/>Statement *s = prepareArguments(...);<text:tab/>//could just leave out this function and do it in main, so the object is created in main, where it is used</text:p>
      <text:p text:style-name="Standard"><text:tab/>s-&gt;createFile(....,...);</text:p>
      <text:p text:style-name="Standard"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P1">2 files:</text:p>
      <text:list xml:id="list1053129391" text:style-name="L1">
        <text:list-item>
          <text:p text:style-name="P8">random_mysql_generator.C</text:p>
        </text:list-item>
        <text:list-item>
          <text:p text:style-name="P8">statement.H</text:p>
        </text:list-item>
        <text:list-item>
          <text:p text:style-name="P8">statement.C</text:p>
        </text:list-item>
      </text:list>
      <text:p text:style-name="P4"/>
      <text:p text:style-name="P4"/>
      <text:p text:style-name="P5"><text:soft-page-break/>use vectors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5T17:57:05</meta:creation-date>
    <dc:date>2009-11-27T13:52:37</dc:date>
    <meta:editing-duration>PT17H16M51S</meta:editing-duration>
    <meta:editing-cycles>50</meta:editing-cycles>
    <meta:generator>OpenOffice.org/3.0$Linux OpenOffice.org_project/300m15$Build-9379</meta:generator>
    <meta:document-statistic meta:table-count="0" meta:image-count="0" meta:object-count="0" meta:page-count="2" meta:paragraph-count="33" meta:word-count="207" meta:character-count="1538"/>
    <meta:user-defined meta:name="Info 1"/>
    <meta:user-defined meta:name="Info 2"/>
    <meta:user-defined meta:name="Info 3"/>
    <meta:user-defined meta:name="Info 4"/>
  </office:meta>
</office:document-meta>
</file>